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4) Crear un Trigger para controlar la inserción de empleados, cuando insertemos</text:p>
      <text:p text:style-name="Standard">un empleado se copiarán datos sobre la inserción en una tabla llamada Control_BD.</text:p>
      <text:p text:style-name="Standard">Los datos que se copiarán son el Número de empleado, El usuario que está realizando</text:p>
      <text:p text:style-name="Standard">la operación, la fecha y el tipo de operación. </text:p>
      <text:p text:style-name="Standard">*/</text:p>
      <text:p text:style-name="Standard">CREATE TABLE Control_BD (</text:p>
      <text:p text:style-name="Standard">emp_no INT NULL,</text:p>
      <text:p text:style-name="Standard">usuario VARCHAR(20) NULL,</text:p>
      <text:p text:style-name="Standard">fecha DATETIME NULL,</text:p>
      <text:p text:style-name="Standard">operacion VARCHAR(15) NULL</text:p>
      <text:p text:style-name="Standard">);</text:p>
      <text:p text:style-name="Standard"/>
      <text:p text:style-name="Standard">DROP TRIGGER IF EXISTS tr_control_insercion_emp;</text:p>
      <text:p text:style-name="Standard"/>
      <text:p text:style-name="Standard">DELIMITER //</text:p>
      <text:p text:style-name="Standard">CREATE TRIGGER tr_control_insercion_emp</text:p>
      <text:p text:style-name="Standard">BEFORE INSERT</text:p>
      <text:p text:style-name="Standard">ON Emp</text:p>
      <text:p text:style-name="Standard">FOR EACH ROW</text:p>
      <text:p text:style-name="Standard">BEGIN</text:p>
      <text:p text:style-name="Standard"><text:s text:c="4"/>INSERT INTO Control_BD VALUES (emp_no, USER(), SYSDATE(), 'INSERT');</text:p>
      <text:p text:style-name="Standard">END //</text:p>
      <text:p text:style-name="Standard">DELIMITER ;</text:p>
      <text:p text:style-name="Standard">/*</text:p>
      <text:p text:style-name="Standard">5) Crear un Trigger que actue cuando se modifique la tabla hospital y sobre todas</text:p>
      <text:p text:style-name="Standard">las tablas con las que esté relacionadas.</text:p>
      <text:p text:style-name="Standard">*/</text:p>
      <text:p text:style-name="Standard">DROP TRIGGER IF EXISTS tr_update_hospital_cascada;</text:p>
      <text:p text:style-name="Standard"/>
      <text:p text:style-name="Standard">DELIMITER //</text:p>
      <text:p text:style-name="Standard">CREATE TRIGGER tr_update_hospital_cascada</text:p>
      <text:p text:style-name="Standard">BEFORE UPDATE</text:p>
      <text:p text:style-name="Standard">ON Hospital</text:p>
      <text:p text:style-name="Standard">FOR EACH ROW</text:p>
      <text:p text:style-name="Standard">BEGIN</text:p>
      <text:p text:style-name="Standard"><text:s text:c="4"/>UPDATE Plantilla SET Hospital_Cod = new.Hospital_Cod FROM Hospital WHERE Plantilla.Hospital_Cod = old.Hospital_Cod;</text:p>
      <text:p text:style-name="Standard"><text:s text:c="4"/>UPDATE Sala SET Hospital_Cod = new.Hospital_Cod FROM Hospital WHERE Sala.Hospital_Cod = old.Hospital_Cod;</text:p>
      <text:p text:style-name="Standard"><text:s text:c="4"/>UPDATE Doctor SET Hospital_Cod = new.Hospital_Cod FROM Hospital WHERE Doctor.Hospital_Cod = old.Hospital_Cod;</text:p>
      <text:p text:style-name="Standard">END //</text:p>
      <text:p text:style-name="Standard">DELIMITER ;</text:p>
      <text:p text:style-name="Standard">/*</text:p>
      <text:p text:style-name="Standard">6) Crear un Trigger en la tabla plantilla. Cuando actualicemos la tabla plantilla,</text:p>
      <text:p text:style-name="Standard">debemos comprobar que el hospital que actualizamos existe, si intentamos actualizar</text:p>
      <text:p text:style-name="Standard">el código de hospital, no podremos hacerlo si no existe relación con algún código</text:p>
      <text:p text:style-name="Standard">de hospital. Realizar el mismo Trigger para las tablas relacionadas con Hospital.</text:p>
      <text:p text:style-name="Standard"><text:soft-page-break/>*/</text:p>
      <text:p text:style-name="Standard">DROP TRIGGER IF EXISTS tr_actualizar_plantillas;</text:p>
      <text:p text:style-name="Standard"/>
      <text:p text:style-name="Standard">DELIMITER //</text:p>
      <text:p text:style-name="Standard">CREATE TRIGGER tr_actualizar_plantillas;</text:p>
      <text:p text:style-name="Standard">BEFORE UPDATE</text:p>
      <text:p text:style-name="Standard">ON Plantila</text:p>
      <text:p text:style-name="Standard">FOR EACH ROW</text:p>
      <text:p text:style-name="Standard">BEGIN</text:p>
      <text:p text:style-name="Standard"><text:s text:c="4"/>DECLARE cod_hospital INT;</text:p>
      <text:p text:style-name="Standard"/>
      <text:p text:style-name="Standard"><text:s text:c="4"/>SELECT cod_hospital = new.Hospital_Cod FROM Hospital WHERE old.Hospital_Cod = new.Hospital_Cod;</text:p>
      <text:p text:style-name="Standard"/>
      <text:p text:style-name="Standard"><text:s text:c="4"/>IF cod_hospital IS NOT NULL THEN</text:p>
      <text:p text:style-name="Standard"><text:s text:c="8"/>UPDATE Plantilla SET Hospital_Cod = old.Hospital_Cod FROM Plantilla WHERE old.Hospital_Cod = new.Hospital_Cod;</text:p>
      <text:p text:style-name="Standard"><text:s text:c="4"/>END IF;</text:p>
      <text:p text:style-name="Standard">END //</text:p>
      <text:p text:style-name="Standard">DELIMITER 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8" meta:word-count="287" meta:character-count="2042" meta:non-whitespace-character-count="1772"/>
  </office:meta>
</office:document-meta>
</file>